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Heading_20_2">
      <style:paragraph-properties fo:margin-top="0in" fo:margin-bottom="0.0972in" fo:orphans="2" fo:widows="2"/>
    </style:style>
    <style:style style:name="P20" style:family="paragraph" style:parent-style-name="Heading_20_3">
      <style:paragraph-properties fo:margin-top="0in" fo:margin-bottom="0.0693in" fo:orphans="2" fo:widows="2"/>
    </style:style>
    <style:style style:name="P21" style:family="paragraph" style:parent-style-name="Heading_20_3">
      <style:paragraph-properties fo:margin-top="0.0417in" fo:margin-bottom="0.0693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text:display="none"/>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text:display="none"/>
    </style:style>
    <style:style style:name="T6"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22" svg:width="2.7913in" svg:height="0.135in" svg:x="-0.5in" svg:y="0in">
        <draw:image xlink:href="Pictures/2000000700000FB5000000C94FDA4EAC.wmf" xlink:type="simple" xlink:show="embed" xlink:actuate="onLoad">
          <text:p/>
        </draw:image>
      </draw:frame>
      <text:h text:style-name="P18" text:outline-level="1">Overview</text:h>
      <text:p text:style-name="P13"><text:bookmark text:name="_GoBack"/><draw:frame draw:style-name="fr2" draw:name="graphics1" text:anchor-type="as-char" svg:width="6.5in" svg:height="0.1346in" draw:z-index="15"><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0"><draw:image xlink:href="Pictures/2000000700000FB5000000C94FDA4EAC.wmf" xlink:type="simple" xlink:show="embed" xlink:actuate="onLoad"/></draw:frame></text:p>
      <text:h text:style-name="P19" text:outline-level="2">Definitions</text:h>
      <text:h text:style-name="P20"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object database, a single row of a relational database, the result of a relational database query consisting of several rows, a merging of data from several tables in a relational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relational mapping tool, embedded object database, or enterprise object database).</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6"><text:bookmark text:name="X-10603799"/>Binary Compatibility</text:p>
      <text:p text:style-name="P16">A JDO implementation may optionally choose to support binary compatibility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A2.1.1-1 [classes enhanced by the reference enhancer must be usable by any JDO compliant implementation that supports BinaryCompatibility]; </text:p>
      <text:p text:style-name="P10">•<text:span text:style-name="T2"><text:tab/></text:span>A2.1.1-2 [classes enhanced by a JDO compliant implementation must be usable by the reference implementation]; and </text:p>
      <text:p text:style-name="P10">•<text:span text:style-name="T2"><text:tab/></text:span>A2.1.1-3 [classes enhanced by a JDO compliant implementation must be usable by any other JDO compliant implementation that supports BinaryCompatibility].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R-1041064">Skip to </text:a><text:a xlink:type="simple" xlink:href="#R-1041064"><text:bookmark-ref text:reference-format="text" text:ref-name="-1041064N">Error: Reference source not found</text:bookmark-ref></text:a><text:a xlink:type="simple" xlink:href="#R-1041064"> Rationale.</text:a></text:p>
      <text:h text:style-name="P21" text:outline-level="3"><text:bookmark text:name="R-1036161"/><text:soft-page-break/>JDO in a managed environment<text:span text:style-name="T3">28</text:span></text:h>
      <text:p text:style-name="P16">This discussion provides a bridge to the Connector architecture, which JDO uses for transaction and connection management in application server environments.</text:p>
      <text:p text:style-name="P4"><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relational database system;</text:p>
      <text:p text:style-name="P10">•<text:tab/>object database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Connection</text:p>
      <text:p text:style-name="P16">A connection provides connectivity to a resource manager. It enables an application client to connect to a resource manager, perform transactions, and access services provided by that resource manager. A connection can be either transactional or non-transactional. Examples include a database connection and a SAP R/3 connection.</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Message-driven Beans</text:p>
      <text:p text:style-name="P16">Message-driven beans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_blank">[see Appendix A reference ]1</text:a>, Java Server Pages (JSP), and Servlets specifications.</text:p>
      <text:p text:style-name="P14"><draw:frame draw:style-name="fr2" draw:name="2" text:anchor-type="as-char" svg:width="2.7917in" svg:height="0.1346in" draw:z-index="0"><draw:image xlink:href="Pictures/2000000700000FB5000000C94FDA4EAC.wmf" xlink:type="simple" xlink:show="embed" xlink:actuate="onLoad"/></draw:frame></text:p>
      <text:h text:style-name="P19" text:outline-level="2"><text:bookmark text:name="R-1041064"/>Rationale<text:span text:style-name="T3">30</text:span></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text:a xlink:type="simple" xlink:href="#R-1024561"><text:bookmark-ref text:reference-format="text" text:ref-name="-1024561S">Error: Reference source not found</text:bookmark-ref></text:a><text:a xlink:type="simple" xlink:href="#R-1024561"> on 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0"><draw:image xlink:href="Pictures/20000007000025F9000000C9F0140E06.wmf" xlink:type="simple" xlink:show="embed" xlink:actuate="onLoad"/></draw:frame></text:p>
      <text:p text:style-name="P17"><text:span text:style-name="T4"><text:tab/></text:span><text:bookmark text:name="R-1024561S"/><text:span text:style-name="T4">Figure 1.0<text:tab/></text:span><text:bookmark text:name="R-1024561"/><text:span text:style-name="T4">Standard plug-and-play between application programs and EISes using JDO</text:span><text:span text:style-name="T5">31</text:span></text:p>
      <text:p text:style-name="P14"><draw:frame draw:style-name="fr1" draw:name="Frame1" text:anchor-type="paragraph" svg:x="-0.0008in" svg:y="-0.0008in" fo:min-width="0.0161in" draw:z-index="14"><draw:text-box fo:min-height="0.0161in"><text:p text:style-name="P1"><draw:frame draw:style-name="fr2" draw:name="4" text:anchor-type="as-char" svg:width="6.5in" svg:height="5.2083in" draw:z-index="0"><draw:image xlink:href="Pictures/2000007D0000249100001D46F7C55B56.wmf" xlink:type="simple" xlink:show="embed" xlink:actuate="onLoad"/></draw:frame></text:p></draw:text-box></draw:frame><draw:frame draw:style-name="fr2" draw:name="5" text:anchor-type="as-char" svg:width="2.7917in" svg:height="0.1346in" draw:z-index="0"><draw:image xlink:href="Pictures/2000000700000FB5000000C94FDA4EAC.wmf" xlink:type="simple" xlink:show="embed" xlink:actuate="onLoad"/></draw:frame></text:p>
      <text:h text:style-name="P19"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connection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18:49.37</meta:creation-date>
    <meta:editing-duration>PT3M49S</meta:editing-duration>
    <meta:generator>OpenOffice.org/3.4$Win32 OpenOffice.org_project/340m1$Build-9590</meta:generator>
    <dc:title>JDO_Chapter</dc:title>
    <dc:date>2012-06-30T16:18:26.49</dc:date>
    <meta:document-statistic meta:table-count="1" meta:image-count="6" meta:object-count="0" meta:page-count="6" meta:paragraph-count="93" meta:word-count="1773" meta:character-count="120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